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indent="0in" style:auto-text-indent="false"/>
      <style:text-properties fo:color="#000000" style:font-name="Times New Roman" fo:font-size="20pt" fo:font-weight="bold" officeooo:rsid="001fa744" officeooo:paragraph-rsid="001fa744" style:font-size-asian="20pt" style:font-weight-asian="bold" style:font-size-complex="20pt" style:font-weight-complex="bold"/>
    </style:style>
    <style:style style:name="P2" style:family="paragraph" style:parent-style-name="Preformatted_20_Text">
      <style:paragraph-properties fo:margin-left="0in" fo:margin-right="0in" fo:margin-top="0in" fo:margin-bottom="0in" loext:contextual-spacing="false" fo:text-indent="0in" style:auto-text-indent="false"/>
      <style:text-properties fo:color="#000000" style:font-name="Times New Roman" fo:font-size="14pt" fo:font-weight="bold" officeooo:paragraph-rsid="001fa744"/>
    </style:style>
    <style:style style:name="P3" style:family="paragraph" style:parent-style-name="Heading_20_3">
      <style:paragraph-properties fo:margin-left="0in" fo:margin-right="0in" fo:margin-top="0in" fo:margin-bottom="0in" loext:contextual-spacing="false" fo:line-height="125%"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 style:family="paragraph" style:parent-style-name="Heading_20_3">
      <style:paragraph-properties fo:margin-left="0in" fo:margin-right="0in" fo:margin-top="0in" fo:margin-bottom="0in" loext:contextual-spacing="false" fo:line-height="125%" fo:orphans="2" fo:widows="2" fo:text-indent="0in" style:auto-text-indent="false"/>
      <style:text-properties fo:font-variant="normal" fo:text-transform="none" fo:color="#000000" style:font-name="Times New Roman" fo:font-size="14pt" fo:letter-spacing="normal" fo:font-style="normal" fo:font-weight="normal" officeooo:paragraph-rsid="0028413a" style:font-size-asian="14pt" style:font-size-complex="14pt"/>
    </style:style>
    <style:style style:name="P5"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000000" fo:border-right="none" fo:border-top="none" fo:border-bottom="none"/>
      <style:text-properties officeooo:paragraph-rsid="0028413a"/>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rsid="001fa744" officeooo:paragraph-rsid="001fa744" style:font-size-asian="14pt" style:font-weight-asian="normal" style:font-size-complex="14pt" style:font-weight-complex="normal"/>
    </style:style>
    <style:style style:name="P8" style:family="paragraph" style:parent-style-name="Text_20_body">
      <style:paragraph-properties fo:margin-left="0in" fo:margin-right="0in" fo:margin-top="0in" fo:margin-bottom="0in" loext:contextual-spacing="false" fo:line-height="125%" fo:orphans="2" fo:widows="2" fo:text-indent="0in" style:auto-text-indent="false"/>
      <style:text-properties fo:font-variant="normal" fo:text-transform="none" fo:color="#252525" style:font-name="Times New Roman" fo:font-size="14pt" fo:letter-spacing="normal" fo:font-style="normal" fo:font-weight="normal" officeooo:paragraph-rsid="0028413a" style:font-size-asian="14pt" style:font-size-complex="14pt"/>
    </style:style>
    <style:style style:name="P9" style:family="paragraph" style:parent-style-name="Preformatted_20_Text">
      <style:paragraph-properties fo:margin-left="0in" fo:margin-right="0in" fo:margin-top="0in" fo:margin-bottom="0in" loext:contextual-spacing="false" fo:text-indent="0in" style:auto-text-indent="false"/>
      <style:text-properties fo:color="#000000" style:font-name="Times New Roman" fo:font-size="14pt" fo:font-weight="normal" officeooo:rsid="001fa744" officeooo:paragraph-rsid="001fa744" style:font-size-asian="14pt" style:font-weight-asian="normal" style:font-size-complex="14pt" style:font-weight-complex="normal"/>
    </style:style>
    <style:style style:name="P10" style:family="paragraph" style:parent-style-name="Preformatted_20_Text">
      <style:paragraph-properties fo:margin-left="0in" fo:margin-right="0in" fo:margin-top="0in" fo:margin-bottom="0in" loext:contextual-spacing="false" fo:text-indent="0in" style:auto-text-indent="false"/>
      <style:text-properties fo:color="#000000" style:font-name="Times New Roman" fo:font-size="14pt" fo:font-weight="bold" officeooo:rsid="002fcc26" officeooo:paragraph-rsid="002fcc26" style:font-size-asian="14pt" style:font-weight-asian="bold" style:font-size-complex="14pt" style:font-weight-complex="bold"/>
    </style:style>
    <style:style style:name="P11"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3"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4" style:family="paragraph" style:parent-style-name="Text_20_body" style:list-style-name="L5">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T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style:font-name="Times New Roman" fo:font-size="12pt" fo:letter-spacing="normal" fo:font-style="normal" fo:font-weight="bold" officeooo:rsid="002f3642" style:font-size-asian="12pt" style:font-size-complex="12pt"/>
    </style:style>
    <style:style style:name="T3" style:family="text">
      <style:text-properties fo:font-variant="normal" fo:text-transform="none" fo:color="#000000" style:font-name="Times New Roman" fo:font-size="12pt" fo:letter-spacing="normal" fo:font-style="normal" fo:font-weight="bold" officeooo:rsid="002f38e3" style:font-size-asian="12pt" style:font-size-complex="12pt"/>
    </style:style>
    <style:style style:name="T4" style:family="text">
      <style:text-properties fo:font-variant="normal" fo:text-transform="none" fo:color="#000000" style:font-name="Times New Roman" fo:font-size="12pt" fo:letter-spacing="normal" fo:font-style="normal" fo:font-weight="bold" officeooo:rsid="002ea3ad" style:font-size-asian="12pt" style:font-size-complex="12pt"/>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14pt" fo:letter-spacing="normal" fo:font-style="normal" fo:font-weight="bold" style:font-size-asian="14pt" style:font-size-complex="14pt"/>
    </style:style>
    <style:style style:name="T7" style:family="text">
      <style:text-properties fo:font-variant="normal" fo:text-transform="none" fo:letter-spacing="normal" fo:font-style="normal" fo:font-weight="normal" style:font-size-asian="14pt" style:font-weight-asian="normal" style:font-size-complex="14pt" style:font-weight-complex="normal"/>
    </style:style>
    <style:style style:name="T8" style:family="text">
      <style:text-properties officeooo:rsid="001fa744" style:font-size-asian="12.25pt" style:font-weight-asian="bold" style:font-size-complex="14pt" style:font-weight-complex="bold"/>
    </style:style>
    <style:style style:name="T9" style:family="text">
      <style:text-properties officeooo:rsid="0028413a"/>
    </style:style>
    <style:style style:name="T10" style:family="text">
      <style:text-properties officeooo:rsid="0029345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1. Технология структурного программирования. Преимущества и недостатки структурного программирования.</text:p>
      <text:p text:style-name="P2"><text:span text:style-name="T8"><text:tab/></text:span><text:span text:style-name="T7">Этапы разработки:</text:span></text:p>
      <text:list xml:id="list2019311427" text:style-name="L1">
        <text:list-item>
          <text:p text:style-name="P11">Анализ (ТЗ, возможность формализации)</text:p>
        </text:list-item>
        <text:list-item>
          <text:p text:style-name="P11">Проектирование (разработка алгоритмов)</text:p>
        </text:list-item>
        <text:list-item>
          <text:p text:style-name="P11">Кодирование</text:p>
        </text:list-item>
        <text:list-item>
          <text:p text:style-name="P11">Тестирование</text:p>
        </text:list-item>
        <text:list-item>
          <text:p text:style-name="P11">Сопровождение</text:p>
        </text:list-item>
        <text:list-item>
          <text:p text:style-name="P11">Модификация</text:p>
        </text:list-item>
      </text:list>
      <text:p text:style-name="P5"><text:span text:style-name="T1">Структурное программирование -</text:span><text:span text:style-name="T5"> парадигма программирования, в основе которой лежит представление программы в виде иерархической структуры блоков.</text:span></text:p>
      <text:p text:style-name="P8"><text:span text:style-name="T9">(</text:span>Lập trình có cấu trúc là một mô hình lập trình dựa trên việc biểu diễn chương trình dưới dạng cấu trúc khối phân cấp.<text:span text:style-name="T9">)</text:span></text:p>
      <text:h text:style-name="P4" text:outline-level="3"><text:bookmark text:name="user-content-Основные-идеи-структурного-программирования"/>Основные идеи структурного программирования:</text:h>
      <text:list xml:id="list1267916602" text:style-name="L2">
        <text:list-item>
          <text:p text:style-name="P15"><text:span text:style-name="Strong_20_Emphasis"><text:span text:style-name="T6">Нисходящая разработка </text:span></text:span><text:span text:style-name="Strong_20_Emphasis"><text:span text:style-name="T4">(Phát triển từ trên xuống)</text:span></text:span></text:p>
        </text:list-item>
        <text:list-item>
          <text:p text:style-name="P15"><text:span text:style-name="Strong_20_Emphasis"><text:span text:style-name="T6">Использование базовых логических структур</text:span></text:span><text:span text:style-name="Strong_20_Emphasis"><text:span text:style-name="T2">(Sử dụng cấu trúc lôgic cơ bản)</text:span></text:span></text:p>
        </text:list-item>
        <text:list-item>
          <text:p text:style-name="P15"><text:span text:style-name="Strong_20_Emphasis"><text:span text:style-name="T6">Сквозной структурный контроль </text:span></text:span><text:span text:style-name="Strong_20_Emphasis"><text:span text:style-name="T3">(Kiểm soát cấu trúc đầu cuối)</text:span></text:span></text:p>
        </text:list-item>
      </text:list>
      <text:p text:style-name="P7"><text:tab/>В структурном программировании используются алгоритмы декомпозиции – разбиение задачи на подзадачи, выделенные подзадачи разбиваются дальше на подзадачи, формируется иерархическая структура (данные нисходящие, логика восходящая, разработка нисходящая). Логика поднимается на более высокий уровень, данные остаются на низком уровне, на самом высоком уровне находится логика. Для каждой полученной подзадачи создается отладочный модуль. До этапа кодирования шотовятся тестирующие пакеты. Подзадача не принимает решения за модуль уровнем выше (функция отработала, вернула результат, а потом анализируется). Все данные должны передаваться явно. Блок, функция, файл – уровни абстракции.</text:p>
      <text:p text:style-name="P6"><text:tab/>От проектирования до модификации – нисходящий подход в структурном программировании. При разбиении задачи на подзадачи выделять нужно не более 7 подзадач. Каждую из них в свою очередь можно разбивать дальше, пока не придем к решению простейших задач. Глубина вложности конструкции не должна превышать 3. По правилам IBM сегмент кода должен помещаться на печатном листе (63 строки). Количество передаваемых на модуль данных также не должно превышать 3 элементов. Модули не должны завискть от данных, все данные, в том числе и константы, должны передаваться явно через список параметров. Для этого <text:soft-page-break/>данные структурируются – структура данных должна соответствовать уровням абстракции (при разбиении задач). В структурном программировании существует жёсткое требование: тесты подготавливаются ДО реализации. В современных условиях это достаточно тяжело.</text:p>
      <text:p text:style-name="P6"/>
      <text:h text:style-name="P3" text:outline-level="3"><text:bookmark text:name="user-content-Преимущества-структурного-программирования"/>-<text:span text:style-name="T10">) </text:span>Преимущества структурного программирования:</text:h>
      <text:list xml:id="list655241315" text:style-name="L3">
        <text:list-item>
          <text:p text:style-name="P12">Легко распределять работу между программистами</text:p>
        </text:list-item>
        <text:list-item>
          <text:p text:style-name="P12">Естественные контрольные точки</text:p>
        </text:list-item>
        <text:list-item>
          <text:p text:style-name="P12">Легко выявлять ошибки</text:p>
        </text:list-item>
        <text:list-item>
          <text:p text:style-name="P12">Легко поддается тестированию (комплексное тестирование)</text:p>
        </text:list-item>
        <text:list-item>
          <text:p text:style-name="P12">Раннее начало процесса кодирования</text:p>
        </text:list-item>
        <text:list-item>
          <text:p text:style-name="P12">Снижается вероятность допустить логическую ошибку</text:p>
        </text:list-item>
        <text:list-item>
          <text:p text:style-name="P12">Возможен контакт с заказчиком на ранних стадиях, управление сроками</text:p>
        </text:list-item>
        <text:list-item>
          <text:p text:style-name="P12">Упрощенное чтение кода</text:p>
        </text:list-item>
      </text:list>
      <text:h text:style-name="P3" text:outline-level="3"><text:bookmark text:name="user-content-Недостатки-процедурно-ориентированных-языков"/>-<text:span text:style-name="T10">) </text:span>Недостатки процедурно-ориентированных языков:</text:h>
      <text:list xml:id="list2366957623" text:style-name="L4">
        <text:list-item>
          <text:p text:style-name="P13">Изменение написанного кода всегда приводит к снижению его надежности</text:p>
        </text:list-item>
        <text:list-item>
          <text:p text:style-name="P13">Неограниченность доступа функций к глобальным данным. Число возможных связей между глобальными переменными и функциями может быть очень велико. Из-за этого:</text:p>
          <text:list>
            <text:list-item>
              <text:p text:style-name="P13">Усложняется структура программы</text:p>
            </text:list-item>
            <text:list-item>
              <text:p text:style-name="P13">В программу становится трудно вносить изменения. На модификацию кода уходит как минимум на порядок больше средств, чем на создание продукта.</text:p>
            </text:list-item>
            <text:list-item>
              <text:p text:style-name="P13">В процессе модификации всегда смещаются уровни абстракции.</text:p>
            </text:list-item>
          </text:list>
        </text:list-item>
        <text:list-item>
          <text:p text:style-name="P13">Разделение данных и функций, являющееся основой структурного подхода, плохо отображает картину реального мира.</text:p>
        </text:list-item>
      </text:list>
      <text:p text:style-name="P6">В результате борьбы с проблемой сложности программного кода были выработаны три новые концепции программирования:</text:p>
      <text:list xml:id="list1719807388" text:style-name="L5">
        <text:list-item>
          <text:p text:style-name="P14">объектно-ориентированное программирование (ООП);</text:p>
        </text:list-item>
        <text:list-item>
          <text:p text:style-name="P14">унифицированный язык моделирования (UML);</text:p>
        </text:list-item>
        <text:list-item>
          <text:p text:style-name="P14">специализированные средства разработки программного обеспечения.</text:p>
        </text:list-item>
      </text:list>
      <text:p text:style-name="P9"/>
      <text:p text:style-name="P10">2.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8T11:01:05.969096351</dc:date>
    <meta:editing-duration>PT21H16M10S</meta:editing-duration>
    <meta:editing-cycles>12</meta:editing-cycles>
    <meta:document-statistic meta:table-count="0" meta:image-count="0" meta:object-count="0" meta:page-count="2" meta:paragraph-count="37" meta:word-count="457" meta:character-count="3535" meta:non-whitespace-character-count="3132"/>
  </office:meta>
</office:document-meta>
</file>